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Column 1</text:p>
          </table:table-cell>
          <table:table-cell office:value-type="string">
            <text:p>Column 2</text:p>
          </table:table-cell>
          <table:table-cell office:value-type="string">
            <text:p>Column 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Sheet1.M22" table:end-x="0.1154in" table:end-y="0.026in" draw:z-index="0" draw:style-name="gr1" draw:text-style-name="P1" svg:width="6.2988in" svg:height="3.5429in" svg:x="0.0398in" svg:y="0.0394in">
              <draw:object draw:notify-on-update-of-ranges="Sheet1.A1:Sheet1.A1 Sheet1.A2:Sheet1.A16 Sheet1.B1:Sheet1.B1 Sheet1.B2:Sheet1.B16 Sheet1.C1:Sheet1.C1 Sheet1.C2:Sheet1.C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5/13/2019</text:date>, <text:time>08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Test</meta:initial-creator>
    <meta:creation-date>2019-05-13T08:25:19.18</meta:creation-date>
    <dc:date>2019-05-13T08:32:02.46</dc:date>
    <dc:creator>Test Test</dc:creator>
    <meta:editing-duration>PT6M55S</meta:editing-duration>
    <meta:editing-cycles>1</meta:editing-cycles>
    <meta:document-statistic meta:table-count="3" meta:cell-count="48"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Sample Chart</text:p>
        </chart:title>
        <chart:subtitle svg:x="6.051cm" svg:y="1.275cm" chart:style-name="ch3">
          <text:p>Sample Chart Subtitle</text:p>
        </chart:subtitle>
        <chart:legend chart:legend-position="end" svg:x="13.79cm" svg:y="3.664cm" style:legend-expansion="high" chart:style-name="ch4"/>
        <chart:plot-area chart:style-name="ch5" table:cell-range-address="Sheet1.A1:Sheet1.C16" chart:data-source-has-labels="row" svg:x="0.77cm" svg:y="2.318cm" svg:width="12.38cm" svg:height="6.082cm">
          <chartooo:coordinate-region svg:x="1.497cm" svg:y="2.53cm" svg:width="11.653cm" svg:height="5.19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A2:Sheet1.A16" chart:label-cell-address="Sheet1.A1:Sheet1.A1" chart:class="chart:bar">
            <chart:data-point chart:repeated="15"/>
          </chart:series>
          <chart:series chart:style-name="ch10" chart:values-cell-range-address="Sheet1.B2:Sheet1.B16" chart:label-cell-address="Sheet1.B1:Sheet1.B1" chart:class="chart:bar">
            <chart:data-point chart:repeated="15"/>
          </chart:series>
          <chart:series chart:style-name="ch11" chart:values-cell-range-address="Sheet1.C2:Sheet1.C16" chart:label-cell-address="Sheet1.C1:Sheet1.C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  <draw:g>
                  <svg:desc>Sheet1.A1:Sheet1.A1</svg:desc>
                </draw:g>
              </table:table-cell>
              <table:table-cell office:value-type="string">
                <text:p>Column 2</text:p>
                <draw:g>
                  <svg:desc>Sheet1.B1:Sheet1.B1</svg:desc>
                </draw:g>
              </table:table-cell>
              <table:table-cell office:value-type="string">
                <text:p>Column 3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6</svg:desc>
                </draw:g>
              </table:table-cell>
              <table:table-cell office:value-type="float" office:value="2">
                <text:p>2</text:p>
                <draw:g>
                  <svg:desc>Sheet1.B2:Sheet1.B16</svg:desc>
                </draw:g>
              </table:table-cell>
              <table:table-cell office:value-type="float" office:value="0">
                <text:p>0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